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584cm" fo:margin-left="0.116cm" fo:margin-right="0cm" style:page-number="0" table:align="margins"/>
    </style:style>
    <style:style style:name="Tableau1.A" style:family="table-column">
      <style:table-column-properties style:column-width="9.096cm" style:rel-column-width="21611*"/>
    </style:style>
    <style:style style:name="Tableau1.B" style:family="table-column">
      <style:table-column-properties style:column-width="6.941cm" style:rel-column-width="16492*"/>
    </style:style>
    <style:style style:name="Tableau1.C" style:family="table-column">
      <style:table-column-properties style:column-width="11.546cm" style:rel-column-width="2743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 style:master-page-name="">
      <style:table-properties style:width="27.584cm" fo:margin-left="0.116cm" fo:margin-right="0cm" style:page-number="0" table:align="margins"/>
    </style:style>
    <style:style style:name="Tableau2.A" style:family="table-column">
      <style:table-column-properties style:column-width="9.096cm" style:rel-column-width="21611*"/>
    </style:style>
    <style:style style:name="Tableau2.B" style:family="table-column">
      <style:table-column-properties style:column-width="6.941cm" style:rel-column-width="16492*"/>
    </style:style>
    <style:style style:name="Tableau2.C" style:family="table-column">
      <style:table-column-properties style:column-width="11.546cm" style:rel-column-width="27432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2" style:family="table-row">
      <style:table-row-properties style:min-row-height="15.722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top="0cm" fo:margin-bottom="0cm" fo:line-height="100%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Text_20_body">
      <style:paragraph-properties fo:margin-top="0cm" fo:margin-bottom="0cm" fo:line-height="100%"/>
      <style:text-properties style:font-name="Arial1" fo:font-size="10pt" style:font-size-asian="10pt" style:font-size-complex="10pt"/>
    </style:style>
    <style:style style:name="P7" style:family="paragraph" style:parent-style-name="Text_20_body">
      <style:paragraph-properties fo:margin-top="0cm" fo:margin-bottom="0cm" fo:line-height="100%"/>
      <style:text-properties style:text-line-through-style="none" style:font-name="Arial1" fo:font-size="10pt" style:text-underline-style="solid" style:text-underline-width="auto" style:text-underline-color="font-color" fo:font-weight="bold" style:text-blinking="false" style:font-size-asian="10pt" style:font-size-complex="10pt"/>
    </style:style>
    <style:style style:name="P8" style:family="paragraph" style:parent-style-name="Text_20_body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fo:line-height="100%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ext_20_body">
      <style:paragraph-properties fo:margin-top="0cm" fo:margin-bottom="0cm" fo:line-height="100%"/>
      <style:text-properties fo:font-size="10pt" style:font-size-asian="10pt" style:font-size-complex="10pt"/>
    </style:style>
    <style:style style:name="P11" style:family="paragraph" style:parent-style-name="Text_20_body">
      <style:text-properties style:font-name="Arial1" fo:font-size="10pt" style:font-size-asian="10pt" style:font-size-complex="10pt"/>
    </style:style>
    <style:style style:name="P12" style:family="paragraph" style:parent-style-name="Text_20_body"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Arial" fo:font-size="10pt" fo:font-style="normal" style:font-size-asian="10pt" style:font-style-asian="normal" style:font-size-complex="10pt" style:font-style-complex="normal"/>
    </style:style>
    <style:style style:name="P16" style:family="paragraph" style:parent-style-name="Text_20_body"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7" style:family="paragraph" style:parent-style-name="Text_20_body">
      <style:text-properties style:font-name="Arial" fo:font-style="normal" style:font-style-asian="normal" style:font-style-complex="normal"/>
    </style:style>
    <style:style style:name="P18" style:family="paragraph" style:parent-style-name="Text_20_body">
      <style:paragraph-properties fo:margin-top="0cm" fo:margin-bottom="0.101cm"/>
    </style:style>
    <style:style style:name="P19" style:family="paragraph" style:parent-style-name="Text_20_body">
      <style:paragraph-properties fo:margin-top="0cm" fo:margin-bottom="0.101cm" fo:line-height="100%"/>
      <style:text-properties fo:font-size="10pt" style:font-size-asian="10pt" style:font-size-complex="10pt"/>
    </style:style>
    <style:style style:name="P20" style:family="paragraph" style:parent-style-name="Text_20_body">
      <style:paragraph-properties fo:margin-top="0cm" fo:margin-bottom="0.101cm" fo:line-height="100%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margin-top="0cm" fo:margin-bottom="0.101cm" fo:line-height="100%" fo:text-align="center" style:justify-single-word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margin-top="0cm" fo:margin-bottom="0.101cm"/>
      <style:text-properties style:font-name="Arial" fo:font-size="10pt" fo:font-style="normal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top="0cm" fo:margin-bottom="0.101cm"/>
      <style:text-properties style:font-name="Arial" fo:font-size="10pt" fo:font-style="normal" fo:background-color="#ffff00" style:font-size-asian="10pt" style:font-style-asian="normal" style:font-size-complex="10pt" style:font-style-complex="normal"/>
    </style:style>
    <style:style style:name="P24" style:family="paragraph" style:parent-style-name="Text_20_body">
      <style:paragraph-properties fo:margin-top="0cm" fo:margin-bottom="0.101cm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5" style:family="paragraph" style:parent-style-name="Text_20_body">
      <style:paragraph-properties fo:margin-top="0cm" fo:margin-bottom="0.101cm" fo:line-height="100%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7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Text_20_body">
      <style:paragraph-properties fo:text-align="center" style:justify-single-word="false" fo:background-color="#e0e0e0" fo:padding="0cm" fo:border="none">
        <style:background-image/>
      </style:paragraph-properties>
      <style:text-properties fo:font-size="10pt" fo:background-color="#e0e0e0" style:font-size-asian="10pt" style:font-size-complex="10pt"/>
    </style:style>
    <style:style style:name="P29" style:family="paragraph" style:parent-style-name="Text_20_body">
      <style:paragraph-properties fo:padding="0cm" fo:border="none"/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left="0cm" fo:margin-right="0cm" fo:margin-top="0.101cm" fo:margin-bottom="0.21cm" fo:text-align="start" style:justify-single-word="false" fo:text-indent="0cm" style:auto-text-indent="false" fo:padding="0cm" fo:border="none"/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top="0.101cm" fo:margin-bottom="0.21cm" fo:padding="0cm" fo:border="none"/>
      <style:text-properties fo:font-size="10pt" style:font-size-asian="10pt" style:font-size-complex="10pt"/>
    </style:style>
    <style:style style:name="P34" style:family="paragraph" style:parent-style-name="Text_20_body">
      <style:paragraph-properties fo:margin-top="0.101cm" fo:margin-bottom="0.21cm" fo:padding="0cm" fo:border="none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35" style:family="paragraph" style:parent-style-name="Text_20_body">
      <style:paragraph-properties fo:margin-top="0.101cm" fo:margin-bottom="0.21cm"/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top="0cm" fo:margin-bottom="0.101cm" fo:padding="0cm" fo:border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37" style:family="paragraph">
      <style:paragraph-properties fo:text-align="start"/>
    </style:style>
    <style:style style:name="P38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/>
    </style:style>
    <style:style style:name="T3" style:family="text">
      <style:text-properties style:font-name="Arial1" fo:font-weight="bold" fo:background-color="#cccccc"/>
    </style:style>
    <style:style style:name="T4" style:family="text">
      <style:text-properties style:font-name="Arial1" style:text-underline-style="solid" style:text-underline-width="auto" style:text-underline-color="font-color" fo:font-weight="bold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weight="normal" style:font-weight-asian="normal" style:font-weight-complex="normal"/>
    </style:style>
    <style:style style:name="T7" style:family="text">
      <style:text-properties style:text-position="33% 80%"/>
    </style:style>
    <style:style style:name="T8" style:family="text">
      <style:text-properties style:text-position="33% 80%" style:font-name="Arial1" fo:font-weight="bold"/>
    </style:style>
    <style:style style:name="T9" style:family="text">
      <style:text-properties style:text-position="33% 80%" style:font-name="Arial1" style:text-underline-style="solid" style:text-underline-width="auto" style:text-underline-color="font-color" fo:font-weight="bold"/>
    </style:style>
    <style:style style:name="T10" style:family="text">
      <style:text-properties style:text-position="33% 80%" style:text-underline-style="solid" style:text-underline-width="auto" style:text-underline-color="font-color" fo:font-weight="bold"/>
    </style:style>
    <style:style style:name="T11" style:family="text">
      <style:text-properties style:text-line-through-style="none" fo:font-weight="normal" style:text-blinking="false" style:font-weight-asian="normal" style:font-weight-complex="normal"/>
    </style:style>
    <style:style style:name="T12" style:family="text">
      <style:text-properties style:text-line-through-style="none" style:text-underline-style="none" fo:font-weight="normal" style:text-blinking="false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/>
    </style:style>
    <style:style style:name="T14" style:family="text">
      <style:text-properties fo:background-color="transparent"/>
    </style:style>
    <style:style style:name="T15" style:family="text">
      <style:text-properties fo:font-weight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Arial"/>
    </style:style>
    <style:style style:name="T19" style:family="text">
      <style:text-properties style:text-underline-style="none"/>
    </style:style>
    <style:style style:name="T20" style:family="text">
      <style:text-properties fo:font-size="14pt"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>
          <form:checkbox form:name="Case à cocher 1" form:control-implementation="ooo:com.sun.star.form.component.CheckBox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dresse_locaadr"/>
        <text:user-field-decl office:value-type="float" office:value="0" text:name="Dossierep.id"/>
        <text:user-field-decl office:value-type="float" office:value="0" text:name="personne_sexe"/>
        <text:user-field-decl office:value-type="float" office:value="0" text:name="dossierep_id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dossier_matricule"/>
        <text:user-field-decl office:value-type="float" office:value="0" text:name="dossierep_anonymiser"/>
        <text:user-field-decl office:value-type="float" office:value="0" text:name="dossier_dtdemrsa"/>
        <text:user-field-decl office:value-type="float" office:value="0" text:name="orientstruct_date_valid"/>
        <text:user-field-decl office:value-type="float" office:value="0" text:name="personne_typedtnai"/>
        <text:user-field-decl office:value-type="float" office:value="0" text:name="foyer_sitfam"/>
        <text:user-field-decl office:value-type="float" office:value="0" text:name="personne_dtinscpoleemploi"/>
        <text:user-field-decl office:value-type="float" office:value="0" text:name="personne_dtnai"/>
        <text:user-field-decl office:value-type="float" office:value="0" text:name="personne_qual"/>
        <text:user-field-decl office:value-type="float" office:value="0" text:name="personne_id"/>
      </text:user-field-decls>
      <text:section text:style-name="Sect1" text:name="Section1">
        <text:p text:style-name="P17"><text:bookmark-start text:name="__DdeLink__408_1282192125"/><text:span text:style-name="T20">Date de l’EP : <text:s text:c="43"/></text:span><text:span text:style-name="T17">C</text:span><text:span text:style-name="T16">ommune : </text:span><text:span text:style-name="T16"><text:user-field-get style:data-style-name="N0" text:name="adresse_locaadr">0</text:user-field-get></text:span></text:p>
        <text:p text:style-name="P15">Numéro de dossier : <text:user-field-get style:data-style-name="N0" text:name="personne_id">0</text:user-field-get> <text:s text:c="4"/>Sexe : <text:conditional-text text:condition="ooow:personne_sexe==&quot;1&quot;" text:string-value-if-true="Masculin" text:string-value-if-false="Féminin">Masculin</text:conditional-text></text:p>
        <text:p text:style-name="P15"><draw:line text:anchor-type="paragraph" draw:z-index="60" draw:style-name="gr2" draw:text-style-name="P38" svg:x1="9.169cm" svg:y1="6.397cm" svg:x2="15.983cm" svg:y2="6.397cm"><text:p/></draw:line>Identité : <text:conditional-text text:condition="ooow:personne_qual==&quot;MR&quot;" text:string-value-if-true="Monsieur" text:string-value-if-false="Madame">Monsieur</text:conditional-text> <text:user-field-get style:data-style-name="N0" text:name="personne_nom">0</text:user-field-get> <text:s/><text:span text:style-name="T14"><text:user-field-get style:data-style-name="N0" text:name="personne_prenom">0</text:user-field-get></text:span><text:span text:style-name="T14">  </text:span>  Numéro CAF : <text:bookmark-end text:name="__DdeLink__408_1282192125"/><text:user-field-get style:data-style-name="N0" text:name="dossier_matricule">0</text:user-field-get></text:p>
      </text:section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Situation</text:p>
          </table:table-cell>
          <table:table-cell table:style-name="Tableau1.A1" office:value-type="string">
            <text:p text:style-name="P4"><text:span text:style-name="T15"><text:s text:c="23"/>Avis de l’EP</text:span> </text:p>
          </table:table-cell>
          <table:table-cell table:style-name="Tableau1.C1" office:value-type="string">
            <text:p text:style-name="P3">Préconisation du Service </text:p>
          </table:table-cell>
        </table:table-row>
        <table:table-row>
          <table:table-cell table:style-name="Tableau1.A2" office:value-type="string">
            <text:p text:style-name="P22">Inscription RSA : <text:span text:style-name="T14"><text:user-field-get style:data-style-name="N0" text:name="dossier_dtdemrsa">0</text:user-field-get></text:span></text:p>
            <text:p text:style-name="P22">Service référent : </text:p>
            <text:p text:style-name="P22">Date d’orientation : <text:user-field-get style:data-style-name="N0" text:name="orientstruct_date_valid">0</text:user-field-get></text:p>
            <text:p text:style-name="P22"/>
            <text:p text:style-name="P22">Date de naissance :<text:span text:style-name="T14"><text:user-field-get style:data-style-name="N0" text:name="personne_dtnai">0</text:user-field-get></text:span></text:p>
            <text:p text:style-name="P22">Situation familiale : <text:span text:style-name="T14"><text:user-field-get style:data-style-name="N0" text:name="foyer_sitfam">0</text:user-field-get></text:span></text:p>
            <text:p text:style-name="P22">Nombre d’enfants : </text:p>
            <text:p text:style-name="P22">Hébergement : </text:p>
            <text:p text:style-name="P22">Formation : </text:p>
            <text:p text:style-name="P22"/>
            <text:p text:style-name="P22">Date inscription Pôle Emploi : <text:user-field-get style:data-style-name="N0" text:name="personne_dtinscpoleemploi">0</text:user-field-get></text:p>
            <text:p text:style-name="P22">Date radiation Pôle Emploi :</text:p>
            <text:p text:style-name="P22">Motif radiation Pôle Emploi :</text:p>
            <text:p text:style-name="P22"/>
            <text:p text:style-name="P22">Date courriers de relance : </text:p>
            <text:p text:style-name="P22">Date convocation EP 1<text:span text:style-name="T7">er</text:span> passage : </text:p>
            <text:p text:style-name="P22">Date convocation EP 2<text:span text:style-name="T7">nd</text:span> premier passage : </text:p>
            <text:p text:style-name="P22">Date convocation EP 2<text:span text:style-name="T7">nd</text:span> passage : </text:p>
            <text:p text:style-name="P23"/>
            <text:p text:style-name="P24">Présence de l’allocataire en EP : </text:p>
            <text:p text:style-name="P24"/>
            <text:p text:style-name="P36"><text:span text:style-name="T14"/></text:p>
            <text:p text:style-name="P18"/>
          </table:table-cell>
          <table:table-cell table:style-name="Tableau1.A2" office:value-type="string">
            <text:p text:style-name="P30"><text:span text:style-name="T4"><draw:control text:anchor-type="as-char" draw:z-index="62" draw:style-name="gr1" draw:text-style-name="P37" svg:width="0.412cm" svg:height="0.324cm" draw:control="control55"/></text:span><text:span text:style-name="T4">1</text:span><text:span text:style-name="T9">er </text:span><text:span text:style-name="T4">passage </text:span></text:p>
            <text:p text:style-name="P13"><text:span text:style-name="T1"><draw:control text:anchor-type="as-char" svg:y="-0.298cm" draw:z-index="50" draw:style-name="gr3" draw:text-style-name="P37" svg:width="0.412cm" svg:height="0.324cm" draw:control="control46"/></text:span><text:span text:style-name="T1"> Maintien</text:span></text:p>
            <text:p text:style-name="P13"><text:span text:style-name="T1"><draw:control text:anchor-type="as-char" draw:z-index="51" draw:style-name="gr1" draw:text-style-name="P37" svg:width="0.412cm" svg:height="0.324cm" draw:control="control47"/></text:span><text:span text:style-name="T1">Délai supplémentaire</text:span></text:p>
            <text:p text:style-name="P13"><text:span text:style-name="T1"><draw:control text:anchor-type="as-char" draw:z-index="52" draw:style-name="gr1" draw:text-style-name="P37" svg:width="0.412cm" svg:height="0.324cm" draw:control="control48"/></text:span><text:span text:style-name="T1">Report pour complément d’information</text:span></text:p>
            <text:p text:style-name="P11"><text:bookmark text:name="CaseACocher411"/><draw:control text:anchor-type="as-char" draw:z-index="53" draw:style-name="gr1" draw:text-style-name="P37" svg:width="0.412cm" svg:height="0.324cm" draw:control="control49"/>Sanction 100 €</text:p>
            <text:p text:style-name="P12">Commentaire :</text:p>
            <text:p text:style-name="P13"/>
            <text:p text:style-name="P13"/>
            <text:p text:style-name="P13"/>
            <text:p text:style-name="P30"><text:span text:style-name="T2"><draw:control text:anchor-type="as-char" draw:z-index="63" draw:style-name="gr1" draw:text-style-name="P37" svg:width="0.412cm" svg:height="0.324cm" draw:control="control56"/></text:span><text:span text:style-name="T2">2</text:span><text:span text:style-name="T8">nd</text:span><text:span text:style-name="T2"> premier passage</text:span></text:p>
            <text:p text:style-name="P29"><text:span text:style-name="T1"><draw:control text:anchor-type="as-char" draw:z-index="54" draw:style-name="gr1" draw:text-style-name="P37" svg:width="0.412cm" svg:height="0.324cm" draw:control="control50"/></text:span><text:span text:style-name="T1">Maintien </text:span></text:p>
            <text:p text:style-name="P33"><text:span text:style-name="T1"><draw:control text:anchor-type="as-char" draw:z-index="55" draw:style-name="gr1" draw:text-style-name="P37" svg:width="0.412cm" svg:height="0.324cm" draw:control="control51"/></text:span><text:span text:style-name="T1">Sanction 100 €  </text:span></text:p>
            <text:p text:style-name="P34">Commentaire :</text:p>
            <text:p text:style-name="P29"><text:s/></text:p>
            <text:p text:style-name="P29"/>
            <text:p text:style-name="P1"><draw:line text:anchor-type="paragraph" draw:z-index="59" draw:style-name="gr2" draw:text-style-name="P38" svg:x1="9.255cm" svg:y1="7.796cm" svg:x2="16.108cm" svg:y2="7.803cm"><text:p/></draw:line></text:p>
            <text:p text:style-name="P1"><draw:line text:anchor-type="paragraph" draw:z-index="61" draw:style-name="gr2" draw:text-style-name="P38" svg:x1="-0.039cm" svg:y1="0.229cm" svg:x2="6.807cm" svg:y2="0.229cm"><text:p/></draw:line></text:p>
            <text:p text:style-name="P30"><text:span text:style-name="T2"><draw:control text:anchor-type="as-char" draw:z-index="64" draw:style-name="gr1" draw:text-style-name="P37" svg:width="0.412cm" svg:height="0.324cm" draw:control="control57"/></text:span><text:span text:style-name="T2">2</text:span><text:span text:style-name="T8">nd</text:span><text:span text:style-name="T2"> passage</text:span></text:p>
            <text:p text:style-name="P31"><text:span text:style-name="T2"><draw:control text:anchor-type="as-char" draw:z-index="56" draw:style-name="gr1" draw:text-style-name="P37" svg:width="0.412cm" svg:height="0.324cm" draw:control="control52"/></text:span><text:span text:style-name="T6">Maintien </text:span></text:p>
            <text:p text:style-name="P14"><text:span text:style-name="T1"><draw:control text:anchor-type="as-char" draw:z-index="57" draw:style-name="gr1" draw:text-style-name="P37" svg:width="0.412cm" svg:height="0.324cm" draw:control="control53"/></text:span><text:span text:style-name="T1">Suspension partielle </text:span></text:p>
            <text:p text:style-name="P35"><text:span text:style-name="T1"><draw:control text:anchor-type="as-char" draw:z-index="58" draw:style-name="gr1" draw:text-style-name="P37" svg:width="0.412cm" svg:height="0.324cm" draw:control="control54"/></text:span><text:span text:style-name="T1">Suspension totale</text:span></text:p>
            <text:p text:style-name="P32">Commentaire :</text:p>
          </table:table-cell>
          <table:table-cell table:style-name="Tableau1.C2" office:value-type="string">
            <text:p text:style-name="P30"><text:span text:style-name="T4"><draw:control text:anchor-type="as-char" draw:z-index="65" draw:style-name="gr1" draw:text-style-name="P37" svg:width="0.412cm" svg:height="0.324cm" draw:control="control58"/></text:span><text:span text:style-name="T4">1</text:span><text:span text:style-name="T9">er </text:span><text:span text:style-name="T4">passage </text:span></text:p>
            <text:p text:style-name="P19"><text:span text:style-name="T18"><draw:control text:anchor-type="as-char" draw:z-index="0" draw:style-name="gr1" draw:text-style-name="P37" svg:width="0.412cm" svg:height="0.324cm" draw:control="control1"/></text:span><text:span text:style-name="T18"> Maintien <text:s text:c="32"/></text:span><text:span text:style-name="T18"><draw:control text:anchor-type="as-char" draw:z-index="6" draw:style-name="gr1" draw:text-style-name="P37" svg:width="0.412cm" svg:height="0.324cm" draw:control="control7"/></text:span><text:span text:style-name="T18"> Délai supplémentaire</text:span></text:p>
            <text:p text:style-name="P20"><draw:control text:anchor-type="as-char" draw:z-index="1" draw:style-name="gr1" draw:text-style-name="P37" svg:width="0.412cm" svg:height="0.324cm" draw:control="control2"/> Report pour complément <text:s text:c="6"/><draw:control text:anchor-type="as-char" draw:z-index="7" draw:style-name="gr1" draw:text-style-name="P37" svg:width="0.412cm" svg:height="0.324cm" draw:control="control8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66" draw:style-name="gr1" draw:text-style-name="P37" svg:width="0.412cm" svg:height="0.324cm" draw:control="control59"/></text:span> <text:span text:style-name="T13">2</text:span><text:span text:style-name="T10">nd</text:span><text:span text:style-name="T13"> premier passage</text:span></text:p>
            <text:p text:style-name="P20"><draw:control text:anchor-type="as-char" draw:z-index="2" draw:style-name="gr1" draw:text-style-name="P37" svg:width="0.412cm" svg:height="0.324cm" draw:control="control3"/>Maintien <text:s text:c="33"/><draw:control text:anchor-type="as-char" draw:z-index="3" draw:style-name="gr1" draw:text-style-name="P37" svg:width="0.412cm" svg:height="0.324cm" draw:control="control4"/>Sanction 100 €  </text:p>
            <text:p text:style-name="P8"/>
            <text:p text:style-name="P21"><text:s text:c="7"/><text:span text:style-name="T2"><draw:control text:anchor-type="as-char" draw:z-index="67" draw:style-name="gr1" draw:text-style-name="P37" svg:width="0.412cm" svg:height="0.324cm" draw:control="control60"/></text:span> <text:s/><text:span text:style-name="T13">2</text:span><text:span text:style-name="T10">nd</text:span><text:span text:style-name="T13"> passage</text:span></text:p>
            <text:p text:style-name="P20"><draw:control text:anchor-type="as-char" draw:z-index="4" draw:style-name="gr1" draw:text-style-name="P37" svg:width="0.412cm" svg:height="0.324cm" draw:control="control5"/>Maintien <text:s text:c="33"/><draw:control text:anchor-type="as-char" draw:z-index="5" draw:style-name="gr1" draw:text-style-name="P37" svg:width="0.412cm" svg:height="0.324cm" draw:control="control6"/>Suspension partielle <text:s/></text:p>
            <text:p text:style-name="P20"><draw:control text:anchor-type="as-char" draw:z-index="8" draw:style-name="gr1" draw:text-style-name="P37" svg:width="0.412cm" svg:height="0.324cm" draw:control="control9"/>Suspension totale</text:p>
            <text:p text:style-name="P8"/>
            <text:p text:style-name="P9">Commentaire:<text:span text:style-name="T19"> <text:s text:c="54"/></text:span>Date / Signature:</text:p>
            <text:p text:style-name="P9"/>
            <text:p text:style-name="P9"/>
            <text:p text:style-name="P9"/>
            <text:p text:style-name="P5"><draw:line text:anchor-type="paragraph" draw:z-index="9" draw:style-name="gr2" draw:text-style-name="P38" svg:x1="-0.041cm" svg:y1="0.187cm" svg:x2="11.41cm" svg:y2="0.176cm"><text:p/></draw:line></text:p>
            <text:p text:style-name="P28"><text:span text:style-name="T3">Décision de la Directrice générale</text:span> <text:span text:style-name="T2">adjointe</text:span></text:p>
            <text:p text:style-name="P27"><text:span text:style-name="T2"><draw:control text:anchor-type="as-char" draw:z-index="68" draw:style-name="gr1" draw:text-style-name="P37" svg:width="0.412cm" svg:height="0.324cm" draw:control="control61"/></text:span><text:span text:style-name="T2"> </text:span><text:span text:style-name="T2">1</text:span><text:span text:style-name="T8">er </text:span><text:span text:style-name="T2">passage </text:span></text:p>
            <text:p text:style-name="P19"><text:span text:style-name="T18"><draw:control text:anchor-type="as-char" draw:z-index="11" draw:style-name="gr1" draw:text-style-name="P37" svg:width="0.412cm" svg:height="0.324cm" draw:control="control11"/></text:span><text:span text:style-name="T18"> Maintien <text:s text:c="32"/></text:span><text:span text:style-name="T18"><draw:control text:anchor-type="as-char" draw:z-index="12" draw:style-name="gr1" draw:text-style-name="P37" svg:width="0.412cm" svg:height="0.324cm" draw:control="control12"/></text:span><text:span text:style-name="T18"> Délai supplémentaire</text:span></text:p>
            <text:p text:style-name="P20"><draw:control text:anchor-type="as-char" draw:z-index="13" draw:style-name="gr1" draw:text-style-name="P37" svg:width="0.412cm" svg:height="0.324cm" draw:control="control13"/> Report pour complément <text:s text:c="6"/><draw:control text:anchor-type="as-char" draw:z-index="14" draw:style-name="gr1" draw:text-style-name="P37" svg:width="0.412cm" svg:height="0.324cm" draw:control="control14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69" draw:style-name="gr1" draw:text-style-name="P37" svg:width="0.412cm" svg:height="0.324cm" draw:control="control62"/></text:span> <text:span text:style-name="T13">2</text:span><text:span text:style-name="T10">nd</text:span><text:span text:style-name="T13"> premier passage</text:span></text:p>
            <text:p text:style-name="P20"><draw:control text:anchor-type="as-char" draw:z-index="15" draw:style-name="gr1" draw:text-style-name="P37" svg:width="0.412cm" svg:height="0.324cm" draw:control="control15"/>Maintien <text:s text:c="33"/><draw:control text:anchor-type="as-char" draw:z-index="16" draw:style-name="gr1" draw:text-style-name="P37" svg:width="0.412cm" svg:height="0.324cm" draw:control="control16"/>Sanction 100 €  </text:p>
            <text:p text:style-name="P8"/>
            <text:p text:style-name="P21"><text:s text:c="6"/><text:span text:style-name="T2"><draw:control text:anchor-type="as-char" draw:z-index="70" draw:style-name="gr1" draw:text-style-name="P37" svg:width="0.412cm" svg:height="0.324cm" draw:control="control63"/></text:span> <text:s/><text:span text:style-name="T13">2</text:span><text:span text:style-name="T10">nd</text:span><text:span text:style-name="T13"> passage</text:span></text:p>
            <text:p text:style-name="P20"><draw:control text:anchor-type="as-char" draw:z-index="17" draw:style-name="gr1" draw:text-style-name="P37" svg:width="0.412cm" svg:height="0.324cm" draw:control="control17"/>Maintien <text:s text:c="33"/><draw:control text:anchor-type="as-char" draw:z-index="18" draw:style-name="gr1" draw:text-style-name="P37" svg:width="0.412cm" svg:height="0.324cm" draw:control="control18"/>Suspension partielle </text:p>
            <text:p text:style-name="P20"><text:span text:style-name="T4"><draw:control text:anchor-type="as-char" draw:z-index="10" draw:style-name="gr1" draw:text-style-name="P37" svg:width="0.412cm" svg:height="0.324cm" draw:control="control10"/></text:span><text:span text:style-name="T5">Suspension totale</text:span></text:p>
            <text:p text:style-name="P6"/>
            <text:p text:style-name="P9"><text:span text:style-name="T11">Commentaire:</text:span><text:span text:style-name="T12"> <text:s text:c="54"/></text:span><text:span text:style-name="T11">Date / Signature:</text:span></text:p>
            <text:p text:style-name="P7"/>
            <text:p text:style-name="P10"/>
            <text:p text:style-name="P10"/>
          </table:table-cell>
        </table:table-row>
      </table:table>
      <text:p text:style-name="P17"><text:soft-page-break/><text:span text:style-name="T20">Date de l’EP : <text:s text:c="43"/></text:span><text:span text:style-name="T17">C</text:span><text:span text:style-name="T16">ommune : </text:span></text:p>
      <text:p text:style-name="P15">Numéro de dossier : <text:user-field-get style:data-style-name="N0" text:name="personne_id">0</text:user-field-get> <text:s text:c="4"/>Sexe : <text:conditional-text text:condition="ooow:personne_sexe==&quot;1&quot;" text:string-value-if-true="Masculin" text:string-value-if-false="Féminin" text:current-value="true">Féminin</text:conditional-text></text:p>
      <text:p text:style-name="P16"><draw:line text:anchor-type="paragraph" draw:z-index="38" draw:style-name="gr2" draw:text-style-name="P38" svg:x1="9.204cm" svg:y1="11.612cm" svg:x2="16.057cm" svg:y2="11.619cm"><text:p/></draw:lin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Situation</text:p>
          </table:table-cell>
          <table:table-cell table:style-name="Tableau2.A1" office:value-type="string">
            <text:p text:style-name="P4"><text:span text:style-name="T15"><text:s text:c="23"/>Avis de l’EP</text:span> </text:p>
          </table:table-cell>
          <table:table-cell table:style-name="Tableau2.C1" office:value-type="string">
            <text:p text:style-name="P3">Préconisation du Service </text:p>
          </table:table-cell>
        </table:table-row>
        <table:table-row table:style-name="Tableau2.2">
          <table:table-cell table:style-name="Tableau2.A2" office:value-type="string">
            <text:p text:style-name="P22">Inscription RSA : <text:span text:style-name="T14"><text:user-field-get style:data-style-name="N0" text:name="dossier_dtdemrsa">0</text:user-field-get></text:span></text:p>
            <text:p text:style-name="P22">Service référent : </text:p>
            <text:p text:style-name="P22">Date d’orientation : <text:user-field-get style:data-style-name="N0" text:name="orientstruct_date_valid">0</text:user-field-get></text:p>
            <text:p text:style-name="P22"/>
            <text:p text:style-name="P22">Date de naissance :<text:span text:style-name="T14"><text:user-field-get style:data-style-name="N0" text:name="personne_dtnai">0</text:user-field-get></text:span></text:p>
            <text:p text:style-name="P22">Situation familiale : <text:span text:style-name="T14"><text:user-field-get style:data-style-name="N0" text:name="foyer_sitfam">0</text:user-field-get></text:span></text:p>
            <text:p text:style-name="P22">Nombre d’enfants : </text:p>
            <text:p text:style-name="P22">Hébergement : </text:p>
            <text:p text:style-name="P22">Formation : </text:p>
            <text:p text:style-name="P22"/>
            <text:p text:style-name="P22">Date inscription Pôle Emploi : <text:user-field-get style:data-style-name="N0" text:name="personne_dtinscpoleemploi">0</text:user-field-get></text:p>
            <text:p text:style-name="P22">Date radiation Pôle Emploi :</text:p>
            <text:p text:style-name="P22">Motif radiation Pôle Emploi :</text:p>
            <text:p text:style-name="P22"/>
            <text:p text:style-name="P22">Date courriers de relance : </text:p>
            <text:p text:style-name="P22">Date convocation EP 1<text:span text:style-name="T7">er</text:span> passage : </text:p>
            <text:p text:style-name="P22">Date convocation EP 2<text:span text:style-name="T7">nd</text:span> premier passage : </text:p>
            <text:p text:style-name="P22">Date convocation EP 2<text:span text:style-name="T7">nd</text:span> passage : </text:p>
            <text:p text:style-name="P23"/>
            <text:p text:style-name="P24">Présence de l’allocataire en EP : </text:p>
            <text:p text:style-name="P24"/>
            <text:p text:style-name="P36"><text:span text:style-name="T14"/></text:p>
            <text:p text:style-name="P18"/>
          </table:table-cell>
          <table:table-cell table:style-name="Tableau2.A2" office:value-type="string">
            <text:p text:style-name="P30"><text:span text:style-name="T4"><draw:control text:anchor-type="as-char" draw:z-index="71" draw:style-name="gr1" draw:text-style-name="P37" svg:width="0.412cm" svg:height="0.324cm" draw:control="control64"/></text:span><text:span text:style-name="T4">1</text:span><text:span text:style-name="T9">er </text:span><text:span text:style-name="T4">passage </text:span></text:p>
            <text:p text:style-name="P13"><text:span text:style-name="T1"><draw:control text:anchor-type="as-char" svg:y="-0.298cm" draw:z-index="39" draw:style-name="gr3" draw:text-style-name="P37" svg:width="0.412cm" svg:height="0.324cm" draw:control="control37"/></text:span><text:span text:style-name="T1"> Maintien</text:span></text:p>
            <text:p text:style-name="P13"><text:span text:style-name="T1"><draw:control text:anchor-type="as-char" draw:z-index="40" draw:style-name="gr1" draw:text-style-name="P37" svg:width="0.412cm" svg:height="0.324cm" draw:control="control38"/></text:span><text:span text:style-name="T1">Délai supplémentaire</text:span></text:p>
            <text:p text:style-name="P13"><text:span text:style-name="T1"><draw:control text:anchor-type="as-char" draw:z-index="41" draw:style-name="gr1" draw:text-style-name="P37" svg:width="0.412cm" svg:height="0.324cm" draw:control="control39"/></text:span><text:span text:style-name="T1">Report pour complément d’information</text:span></text:p>
            <text:p text:style-name="P11"><text:bookmark text:name="CaseACocher41"/><draw:control text:anchor-type="as-char" draw:z-index="42" draw:style-name="gr1" draw:text-style-name="P37" svg:width="0.412cm" svg:height="0.324cm" draw:control="control40"/>Sanction 100 €</text:p>
            <text:p text:style-name="P12">Commentaire :</text:p>
            <text:p text:style-name="P13"/>
            <text:p text:style-name="P13"/>
            <text:p text:style-name="P13"><draw:line text:anchor-type="paragraph" draw:z-index="49" draw:style-name="gr2" draw:text-style-name="P38" svg:x1="-0.071cm" svg:y1="0.455cm" svg:x2="6.782cm" svg:y2="0.462cm"><text:p/></draw:line></text:p>
            <text:p text:style-name="P30"><text:span text:style-name="T2"><draw:control text:anchor-type="as-char" draw:z-index="75" draw:style-name="gr1" draw:text-style-name="P37" svg:width="0.412cm" svg:height="0.324cm" draw:control="control68"/></text:span><text:span text:style-name="T2">2</text:span><text:span text:style-name="T8">nd</text:span><text:span text:style-name="T2"> premier passage</text:span></text:p>
            <text:p text:style-name="P29"><text:span text:style-name="T1"><draw:control text:anchor-type="as-char" draw:z-index="43" draw:style-name="gr1" draw:text-style-name="P37" svg:width="0.412cm" svg:height="0.324cm" draw:control="control41"/></text:span><text:span text:style-name="T1">Maintien </text:span></text:p>
            <text:p text:style-name="P33"><text:span text:style-name="T1"><draw:control text:anchor-type="as-char" draw:z-index="44" draw:style-name="gr1" draw:text-style-name="P37" svg:width="0.412cm" svg:height="0.324cm" draw:control="control42"/></text:span><text:span text:style-name="T1">Sanction 100 €  </text:span></text:p>
            <text:p text:style-name="P34">Commentaire :</text:p>
            <text:p text:style-name="P29"><text:s/></text:p>
            <text:p text:style-name="P29"/>
            <text:p text:style-name="P1"><draw:line text:anchor-type="paragraph" draw:z-index="48" draw:style-name="gr2" draw:text-style-name="P38" svg:x1="9.255cm" svg:y1="7.795cm" svg:x2="16.108cm" svg:y2="7.802cm"><text:p/></draw:line></text:p>
            <text:p text:style-name="P1"/>
            <text:p text:style-name="P30"><text:span text:style-name="T2"><draw:control text:anchor-type="as-char" draw:z-index="76" draw:style-name="gr1" draw:text-style-name="P37" svg:width="0.412cm" svg:height="0.324cm" draw:control="control69"/></text:span><text:span text:style-name="T2">2</text:span><text:span text:style-name="T8">nd</text:span><text:span text:style-name="T2"> passage</text:span></text:p>
            <text:p text:style-name="P31"><text:span text:style-name="T2"><draw:control text:anchor-type="as-char" draw:z-index="45" draw:style-name="gr1" draw:text-style-name="P37" svg:width="0.412cm" svg:height="0.324cm" draw:control="control43"/></text:span><text:span text:style-name="T6">Maintien </text:span></text:p>
            <text:p text:style-name="P14"><text:span text:style-name="T1"><draw:control text:anchor-type="as-char" draw:z-index="46" draw:style-name="gr1" draw:text-style-name="P37" svg:width="0.412cm" svg:height="0.324cm" draw:control="control44"/></text:span><text:span text:style-name="T1">Suspension partielle </text:span></text:p>
            <text:p text:style-name="P35"><text:span text:style-name="T1"><draw:control text:anchor-type="as-char" draw:z-index="47" draw:style-name="gr1" draw:text-style-name="P37" svg:width="0.412cm" svg:height="0.324cm" draw:control="control45"/></text:span><text:span text:style-name="T1">Suspension totale</text:span></text:p>
            <text:p text:style-name="P32">Commentaire :</text:p>
          </table:table-cell>
          <table:table-cell table:style-name="Tableau2.C2" office:value-type="string">
            <text:p text:style-name="P30"><text:span text:style-name="T4"><draw:control text:anchor-type="as-char" draw:z-index="72" draw:style-name="gr1" draw:text-style-name="P37" svg:width="0.412cm" svg:height="0.324cm" draw:control="control65"/></text:span><text:span text:style-name="T4">1</text:span><text:span text:style-name="T9">er </text:span><text:span text:style-name="T4">passage </text:span></text:p>
            <text:p text:style-name="P19"><text:span text:style-name="T18"><draw:control text:anchor-type="as-char" draw:z-index="19" draw:style-name="gr1" draw:text-style-name="P37" svg:width="0.412cm" svg:height="0.324cm" draw:control="control19"/></text:span><text:span text:style-name="T18"> Maintien <text:s text:c="32"/></text:span><text:span text:style-name="T18"><draw:control text:anchor-type="as-char" draw:z-index="20" draw:style-name="gr1" draw:text-style-name="P37" svg:width="0.412cm" svg:height="0.324cm" draw:control="control20"/></text:span><text:span text:style-name="T18"> Délai supplémentaire</text:span></text:p>
            <text:p text:style-name="P20"><draw:control text:anchor-type="as-char" draw:z-index="21" draw:style-name="gr1" draw:text-style-name="P37" svg:width="0.412cm" svg:height="0.324cm" draw:control="control21"/> Report pour complément <text:s text:c="6"/><draw:control text:anchor-type="as-char" draw:z-index="22" draw:style-name="gr1" draw:text-style-name="P37" svg:width="0.412cm" svg:height="0.324cm" draw:control="control22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73" draw:style-name="gr1" draw:text-style-name="P37" svg:width="0.412cm" svg:height="0.324cm" draw:control="control66"/></text:span> <text:span text:style-name="T13">2</text:span><text:span text:style-name="T10">nd</text:span><text:span text:style-name="T13"> premier passage</text:span></text:p>
            <text:p text:style-name="P20"><draw:control text:anchor-type="as-char" draw:z-index="23" draw:style-name="gr1" draw:text-style-name="P37" svg:width="0.412cm" svg:height="0.324cm" draw:control="control23"/>Maintien <text:s text:c="33"/><draw:control text:anchor-type="as-char" draw:z-index="24" draw:style-name="gr1" draw:text-style-name="P37" svg:width="0.412cm" svg:height="0.324cm" draw:control="control24"/>Sanction 100 €  </text:p>
            <text:p text:style-name="P8"/>
            <text:p text:style-name="P21"><text:s text:c="8"/><text:span text:style-name="T2"><draw:control text:anchor-type="as-char" draw:z-index="74" draw:style-name="gr1" draw:text-style-name="P37" svg:width="0.412cm" svg:height="0.324cm" draw:control="control67"/></text:span> <text:span text:style-name="T13">2</text:span><text:span text:style-name="T10">nd</text:span><text:span text:style-name="T13"> passage</text:span></text:p>
            <text:p text:style-name="P20"><draw:control text:anchor-type="as-char" draw:z-index="25" draw:style-name="gr1" draw:text-style-name="P37" svg:width="0.412cm" svg:height="0.324cm" draw:control="control25"/>Maintien <text:s text:c="33"/><draw:control text:anchor-type="as-char" draw:z-index="26" draw:style-name="gr1" draw:text-style-name="P37" svg:width="0.412cm" svg:height="0.324cm" draw:control="control26"/>Suspension partielle <text:s/></text:p>
            <text:p text:style-name="P20"><draw:control text:anchor-type="as-char" draw:z-index="27" draw:style-name="gr1" draw:text-style-name="P37" svg:width="0.412cm" svg:height="0.324cm" draw:control="control27"/>Suspension totale</text:p>
            <text:p text:style-name="P8"/>
            <text:p text:style-name="P9">Commentaire:<text:span text:style-name="T19"> <text:s text:c="54"/></text:span>Date / Signature:</text:p>
            <text:p text:style-name="P9"/>
            <text:p text:style-name="P9"/>
            <text:p text:style-name="P9"/>
            <text:p text:style-name="P5"><draw:line text:anchor-type="paragraph" draw:z-index="37" draw:style-name="gr2" draw:text-style-name="P38" svg:x1="-0.041cm" svg:y1="0.187cm" svg:x2="11.41cm" svg:y2="0.176cm"><text:p/></draw:line></text:p>
            <text:p text:style-name="P28"><text:span text:style-name="T3">Décision de la Directrice générale</text:span> <text:span text:style-name="T2">adjointe</text:span></text:p>
            <text:p text:style-name="P26"><text:span text:style-name="T2"><text:s/></text:span><text:span text:style-name="T2"><draw:control text:anchor-type="as-char" draw:z-index="77" draw:style-name="gr1" draw:text-style-name="P37" svg:width="0.412cm" svg:height="0.324cm" draw:control="control70"/></text:span><text:span text:style-name="T4">1</text:span><text:span text:style-name="T9">er </text:span><text:span text:style-name="T4">passage </text:span></text:p>
            <text:p text:style-name="P19"><text:span text:style-name="T18"><draw:control text:anchor-type="as-char" draw:z-index="28" draw:style-name="gr1" draw:text-style-name="P37" svg:width="0.412cm" svg:height="0.324cm" draw:control="control28"/></text:span><text:span text:style-name="T18"> Maintien <text:s text:c="32"/></text:span><text:span text:style-name="T18"><draw:control text:anchor-type="as-char" draw:z-index="29" draw:style-name="gr1" draw:text-style-name="P37" svg:width="0.412cm" svg:height="0.324cm" draw:control="control29"/></text:span><text:span text:style-name="T18"> Délai supplémentaire</text:span></text:p>
            <text:p text:style-name="P20"><draw:control text:anchor-type="as-char" draw:z-index="30" draw:style-name="gr1" draw:text-style-name="P37" svg:width="0.412cm" svg:height="0.324cm" draw:control="control30"/> Report pour complément <text:s text:c="6"/><draw:control text:anchor-type="as-char" draw:z-index="31" draw:style-name="gr1" draw:text-style-name="P37" svg:width="0.412cm" svg:height="0.324cm" draw:control="control31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78" draw:style-name="gr1" draw:text-style-name="P37" svg:width="0.412cm" svg:height="0.324cm" draw:control="control71"/></text:span><text:span text:style-name="T13">2</text:span><text:span text:style-name="T10">nd</text:span><text:span text:style-name="T13"> premier passage</text:span></text:p>
            <text:p text:style-name="P20"><draw:control text:anchor-type="as-char" draw:z-index="32" draw:style-name="gr1" draw:text-style-name="P37" svg:width="0.412cm" svg:height="0.324cm" draw:control="control32"/>Maintien <text:s text:c="33"/><draw:control text:anchor-type="as-char" draw:z-index="33" draw:style-name="gr1" draw:text-style-name="P37" svg:width="0.412cm" svg:height="0.324cm" draw:control="control33"/>Sanction 100 €  </text:p>
            <text:p text:style-name="P8"/>
            <text:p text:style-name="P21"><text:s text:c="6"/><text:span text:style-name="T2"><draw:control text:anchor-type="as-char" draw:z-index="79" draw:style-name="gr1" draw:text-style-name="P37" svg:width="0.412cm" svg:height="0.324cm" draw:control="control72"/></text:span> <text:span text:style-name="T13">2</text:span><text:span text:style-name="T10">nd</text:span><text:span text:style-name="T13"> passage</text:span></text:p>
            <text:p text:style-name="P20"><draw:control text:anchor-type="as-char" draw:z-index="34" draw:style-name="gr1" draw:text-style-name="P37" svg:width="0.412cm" svg:height="0.324cm" draw:control="control34"/>Maintien <text:s text:c="33"/><draw:control text:anchor-type="as-char" draw:z-index="35" draw:style-name="gr1" draw:text-style-name="P37" svg:width="0.412cm" svg:height="0.324cm" draw:control="control35"/>Suspension partielle </text:p>
            <text:p text:style-name="P20"><text:span text:style-name="T4"><draw:control text:anchor-type="as-char" draw:z-index="36" draw:style-name="gr1" draw:text-style-name="P37" svg:width="0.412cm" svg:height="0.324cm" draw:control="control36"/></text:span><text:span text:style-name="T5">Suspension totale</text:span></text:p>
            <text:p text:style-name="P25"/>
            <text:p text:style-name="P9"><text:span text:style-name="T11">Commentaire:</text:span><text:span text:style-name="T12"> <text:s text:c="54"/></text:span><text:span text:style-name="T11">Date / Signature: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nda baitech</meta:initial-creator>
    <meta:creation-date>2014-04-23T16:33:20.52</meta:creation-date>
    <meta:generator>OpenOffice.org/3.2$Win32 OpenOffice.org_project/320m12$Build-9483</meta:generator>
    <dc:date>2014-09-19T14:55:37.43</dc:date>
    <dc:creator>linda baitech</dc:creator>
    <meta:editing-duration>PT04H26M55S</meta:editing-duration>
    <meta:editing-cycles>40</meta:editing-cycles>
    <meta:printed-by>linda baitech</meta:printed-by>
    <meta:print-date>2014-04-25T14:32:52.83</meta:print-date>
    <meta:document-statistic meta:table-count="2" meta:image-count="0" meta:object-count="0" meta:page-count="2" meta:paragraph-count="117" meta:word-count="392" meta:character-count="3502"/>
  </office:meta>
</office:document-meta>
</file>